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7E000002773277CD31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9.101cm" svg:height="17.662cm" draw:z-index="0"><draw:image xlink:href="Pictures/100000000000027E000002773277CD31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ser </meta:initial-creator>
    <meta:creation-date>2016-05-19T13:30:45.288059211</meta:creation-date>
    <dc:date>2016-05-19T13:34:40.552702787</dc:date>
    <dc:creator>raser </dc:creator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2.8.2$Linux_x86 LibreOffice_project/420m0$Build-2</meta:generator>
  </office:meta>
</office:document-meta>
</file>